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3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44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8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メイリオ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soft-page-break/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><text:soft-page-break/></text:p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<text:soft-page-break/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soft-page-break/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soft-page-break/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soft-page-break/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1941973018121253844" text:style-name="L1">
        <text:list-item>
          <text:p text:style-name="P14">REVIEW </text:p>
        </text:list-item>
        <text:list-item>
          <text:p text:style-name="P14">TASK-1</text:p>
          <text:list>
            <text:list-item>
              <text:p text:style-name="P14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4"><text:span text:style-name="T4">#_ </text:span>“二酸化炭素 固定”</text:p>
                </text:list-item>
                <text:list-item>
                  <text:p text:style-name="P14">“<text:span text:style-name="T6">二酸化炭素 光合成 固定量</text:span>”</text:p>
                  <text:list>
                    <text:list-item>
                      <text:p text:style-name="P14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4">#1<text:tab/>“14kgです”</text:p>
                        </text:list-item>
                        <text:list-item>
                          <text:p text:style-name="P14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/>
            </text:list-item>
          </text:list>
        </text:list-item>
      </text:list>
      <text:p text:style-name="P4">[next]</text:p>
      <text:list xml:id="list4883403004857737797" text:style-name="L2">
        <text:list-item>
          <text:p text:style-name="P15">TASK : q-1 (37#20_9~.[CO2].ods)</text:p>
        </text:list-item>
      </text:list>
      <text:p text:style-name="P4">[further]</text:p>
      <text:list xml:id="list7555483017578583223" text:style-name="L3">
        <text:list-header>
          <text:p text:style-name="P32"/>
        </text:list-header>
      </text:list>
      <text:p text:style-name="P10"><text:line-break/><text:soft-pag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4566167809554745596" text:style-name="L4">
        <text:list-item>
          <text:p text:style-name="P16">REVIEW </text:p>
        </text:list-item>
        <text:list-item>
          <text:p text:style-name="P16">TASK-1 : q-1</text:p>
          <text:list>
            <text:list-item>
              <text:p text:style-name="P16">T-1.1<text:span text:style-name="T6">　</text:span></text:p>
              <text:list>
                <text:list-item>
                  <text:p text:style-name="P16">search : <text:span text:style-name="T6">植林 本数</text:span></text:p>
                </text:list-item>
                <text:list-item>
                  <text:p text:style-name="P16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25">#1<text:tab/>“昭和62年春植における１ha当り植栽本数は”</text:p>
                    </text:list-item>
                    <text:list-item>
                      <text:p text:style-name="P16">==&gt;</text:p>
                    </text:list-item>
                  </text:list>
                </text:list-item>
                <text:list-item>
                  <text:p text:style-name="P16">search : <text:span text:style-name="T6">日本 自動車保有数</text:span> </text:p>
                  <text:list>
                    <text:list-item>
                      <text:p text:style-name="P16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6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6">search : </text:p>
                  <text:list>
                    <text:list-item>
                      <text:p text:style-name="P16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6">search </text:p>
                  <text:list>
                    <text:list-item>
                      <text:p text:style-name="P16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6"><text:soft-page-break/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6">search : “<text:span text:style-name="T6">日本 CO2 内訳</text:span>”</text:p>
                  <text:list>
                    <text:list-item>
                      <text:p text:style-name="P16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6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/>
        </text:list-item>
      </text:list>
      <text:p text:style-name="P4"/>
      <text:p text:style-name="P4">[next]</text:p>
      <text:list xml:id="list9112164511279008218" text:style-name="L5">
        <text:list-item>
          <text:p text:style-name="P17">TASK : search</text:p>
          <text:list>
            <text:list-item>
              <text:p text:style-name="P29">https://duckduckgo.com/?ia=web<text:tab/>二酸化炭素 固定化</text:p>
            </text:list-item>
          </text:list>
        </text:list-item>
      </text:list>
      <text:p text:style-name="P4">[further]</text:p>
      <text:list xml:id="list5479090204722889078" text:style-name="L6">
        <text:list-item>
          <text:p text:style-name="P33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20200430_160207</text:p>
      <text:p text:style-name="P4"/>
      <text:p text:style-name="P4">[do] <text:span text:style-name="T4">#_ </text:span></text:p>
      <text:list xml:id="list7187973441898319323" text:style-name="L7">
        <text:list-item>
          <text:p text:style-name="P18">REVIEW </text:p>
        </text:list-item>
        <text:list-item>
          <text:p text:style-name="P18">TASK-1 : q-3</text:p>
          <text:list>
            <text:list-item>
              <text:list>
                <text:list-item>
                  <text:p text:style-name="P44"><text:soft-page-break/>search</text:p>
                  <text:list>
                    <text:list-item>
                      <text:p text:style-name="P30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18">T-1.1 : tech-1</text:p>
              <text:list>
                <text:list-item>
                  <text:p text:style-name="P18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18">#1<text:tab/>日本では、2007年度の</text:p>
                    </text:list-item>
                    <text:list-item>
                      <text:p text:style-name="P18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list xml:id="list4180396652787702665" text:style-name="L8">
              <text:list-item>
                <text:list>
                  <text:list-item>
                    <text:p text:style-name="P19">%</text:p>
                  </text:list-item>
                </text:list>
              </text:list-item>
            </text:list>
            <text:p text:style-name="P11"/>
          </table:table-cell>
          <table:table-cell table:style-name="表3.C1" office:value-type="string">
            <text:p text:style-name="P11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3"><text:s/>+34.8 % </text:p>
            <text:p text:style-name="P13"/>
          </table:table-cell>
          <table:table-cell table:style-name="表3.C2" office:value-type="string">
            <text:p text:style-name="P13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3"><office:annotation office:name="__Annotation__13009_1309051837"><dc:creator>iwabuchi ken</dc:creator><dc:date>2020-05-06T16:08:40.33</dc:date><text:p text:style-name="P45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3"/>
          </table:table-cell>
          <table:table-cell table:style-name="表3.C2" office:value-type="string">
            <text:p text:style-name="P11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3"/>
          </table:table-cell>
          <table:table-cell table:style-name="表3.C2" office:value-type="string">
            <text:list xml:id="list5466036515033820255" text:style-name="L9">
              <text:list-item>
                <text:p text:style-name="P20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26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26">m1における、火力発電所が占める割合が、100%とする（θ1）</text:p>
              </text:list-item>
              <text:list-item>
                <text:p text:style-name="P26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1"><text:soft-page-break/></text:p>
      <text:p text:style-name="P4">[next]</text:p>
      <text:list xml:id="list5750791035658450113" text:style-name="L10">
        <text:list-item>
          <text:p text:style-name="P21">TASK<text:span text:style-name="T6"> : q-3 (cont.)</text:span></text:p>
          <text:list>
            <text:list-item>
              <text:p text:style-name="P21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27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7152811699407419822" text:style-name="L15">
        <text:list-item>
          <text:p text:style-name="P22"><text:span text:style-name="T4">#_ </text:span>REVIEW </text:p>
        </text:list-item>
        <text:list-item>
          <text:p text:style-name="P22">TASK-1</text:p>
          <text:list>
            <text:list-item>
              <text:p text:style-name="P22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28">“CO2固定技術には様々な”</text:p>
                </text:list-item>
                <text:list-item>
                  <text:p text:style-name="P28"><text:span text:style-name="T4">#_ </text:span>#2<text:tab/>“排ガスをCO2を選択的に溶解できる” </text:p>
                </text:list-item>
                <text:list-item>
                  <text:p text:style-name="P28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2">TASK-2 : do-2</text:p>
          <text:list>
            <text:list-item>
              <text:p text:style-name="P22">split CO2 ==&gt; search</text:p>
              <text:list>
                <text:list-item>
                  <text:p text:style-name="P22"><text:soft-page-break/>M-3</text:p>
                </text:list-item>
                <text:list-item>
                  <text:p text:style-name="P22">M-4 </text:p>
                  <text:list>
                    <text:list-item>
                      <text:list>
                        <text:list-item>
                          <text:p text:style-name="P22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2">#1<text:tab/>“The solution devised by a team ”</text:p>
                    </text:list-item>
                    <text:list-item>
                      <text:p text:style-name="P22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53463234039386987" text:style-name="L17">
        <text:list-item>
          <text:p text:style-name="P24">TASK : M-4, #2</text:p>
          <text:list>
            <text:list-item>
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4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7177155283359085171" text:style-name="L16">
        <text:list-item>
          <text:p text:style-name="P23">CO2 <text:span text:style-name="T6">膜分離　=&gt;　</text:span><text:span text:style-name="T6"><office:annotation office:name="__Annotation__13048_1309051837"><dc:creator>iwabuchi ken</dc:creator><dc:date>2020-05-06T18:06:40.78</dc:date><text:p text:style-name="P45"><text:span text:style-name="T9">do-3</text:span></text:p></office:annotation></text:spa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42"/>
      <text:p text:style-name="P38"><text:span text:style-name="T7">@@@</text:span></text:p>
      <text:p text:style-name="P5"/>
      <text:p text:style-name="P4"><text:span text:style-name="T2">23_12</text:span>--------------------------------------------------------------------</text:p>
      <text:p text:style-name="P8">res free# JVEMV6 37# 23_13 / 37. miscs / 23. CO2 / XX</text:p>
      <text:p text:style-name="P5"/>
      <text:p text:style-name="P4">[do] <text:span text:style-name="T4">#_ </text:span></text:p>
      <text:list xml:id="list38308893" text:continue-list="list7187973441898319323" text:style-name="L7">
        <text:list-item>
          <text:p text:style-name="P18">REVIEW </text:p>
        </text:list-item>
        <text:list-item>
          <text:p text:style-name="P18"><text:soft-page-break/>TASK-1</text:p>
        </text:list-item>
        <text:list-item>
          <text:p text:style-name="P18">T-1.1</text:p>
        </text:list-item>
        <text:list-item>
          <text:p text:style-name="P18"/>
        </text:list-item>
      </text:list>
      <text:p text:style-name="P4"/>
      <text:p text:style-name="P4">[next]</text:p>
      <text:list xml:id="list344192759926694060" text:style-name="L18">
        <text:list-item>
          <text:p text:style-name="P36">TASK</text:p>
        </text:list-item>
      </text:list>
      <text:p text:style-name="P4">[further]</text:p>
      <text:list xml:id="list6575417404471078706" text:style-name="L19">
        <text:list-item>
          <text:p text:style-name="P37"/>
        </text:list-item>
      </text:list>
      <text:p text:style-name="P10"><text:line-break/><text:span text:style-name="T5">[/ XXX] </text:span></text:p>
      <text:p text:style-name="P10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4">#_ </text:span></text:p>
      <text:list xml:id="list38301365" text:continue-list="list38308893" text:style-name="L7">
        <text:list-item>
          <text:p text:style-name="P18">REVIEW </text:p>
        </text:list-item>
        <text:list-item>
          <text:p text:style-name="P18">TASK-1</text:p>
        </text:list-item>
        <text:list-item>
          <text:p text:style-name="P18">T-1.1</text:p>
        </text:list-item>
        <text:list-item>
          <text:p text:style-name="P18"/>
        </text:list-item>
      </text:list>
      <text:p text:style-name="P4"/>
      <text:p text:style-name="P4">[next]</text:p>
      <text:list xml:id="list7854373871369170732" text:style-name="L13">
        <text:list-item>
          <text:p text:style-name="P34"><text:soft-page-break/>TASK</text:p>
        </text:list-item>
      </text:list>
      <text:p text:style-name="P4">[further]</text:p>
      <text:list xml:id="list5613924637522600939" text:style-name="L14">
        <text:list-item>
          <text:p text:style-name="P35"/>
        </text:list-item>
      </text:list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><text:soft-page-break/></text:p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2"/>
          </table:table-cell>
          <table:table-cell table:style-name="表2.A1" office:value-type="string">
            <text:p text:style-name="P12"/>
          </table:table-cell>
          <table:table-cell table:style-name="表2.C1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><text:soft-page-break/></text:p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06T18:09:29.40</dc:date>
    <dc:creator>iwabuchi ken</dc:creator>
    <meta:editing-duration>PT4H44M55S</meta:editing-duration>
    <meta:editing-cycles>42</meta:editing-cycles>
    <meta:generator>OpenOffice/4.1.3$Win32 OpenOffice.org_project/413m1$Build-9783</meta:generator>
    <meta:document-statistic meta:table-count="3" meta:image-count="0" meta:object-count="0" meta:page-count="16" meta:paragraph-count="272" meta:word-count="1639" meta:character-count="8851"/>
  </office:meta>
</office:document-meta>
</file>